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VERSIONES JABRINI IMPORT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9390831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CEDO RAMIREZ, WIL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1319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493908317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29</text:p>
          </table:table-cell>
          <table:table-cell table:style-name="Tableau1.D2" office:value-type="string">
            <text:p text:style-name="P12">130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30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2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7:24:2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